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OpenSans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3c8cb" style:font-weight-asian="bold" style:font-weight-complex="bold"/>
    </style:style>
    <style:style style:name="P3" style:family="paragraph" style:parent-style-name="Standard">
      <style:text-properties fo:font-weight="bold" officeooo:paragraph-rsid="000472d5" style:font-weight-asian="bold" style:font-weight-complex="bold"/>
    </style:style>
    <style:style style:name="P4" style:family="paragraph" style:parent-style-name="Standard">
      <style:text-properties fo:font-weight="bold" officeooo:paragraph-rsid="00061fc5" style:font-weight-asian="bold" style:font-weight-complex="bold"/>
    </style:style>
    <style:style style:name="P5" style:family="paragraph" style:parent-style-name="Standard">
      <style:text-properties fo:font-weight="bold" officeooo:paragraph-rsid="00086096" style:font-weight-asian="bold" style:font-weight-complex="bold"/>
    </style:style>
    <style:style style:name="P6" style:family="paragraph" style:parent-style-name="Standard">
      <style:text-properties fo:font-weight="bold" officeooo:rsid="00086096" officeooo:paragraph-rsid="00086096" style:font-weight-asian="bold" style:font-weight-complex="bold"/>
    </style:style>
    <style:style style:name="P7" style:family="paragraph" style:parent-style-name="Standard">
      <style:text-properties officeooo:paragraph-rsid="0003c8cb"/>
    </style:style>
    <style:style style:name="P8" style:family="paragraph" style:parent-style-name="Standard">
      <style:text-properties officeooo:rsid="0003c8cb" officeooo:paragraph-rsid="0003c8cb"/>
    </style:style>
    <style:style style:name="P9" style:family="paragraph" style:parent-style-name="Standard">
      <style:text-properties officeooo:paragraph-rsid="000472d5"/>
    </style:style>
    <style:style style:name="P10" style:family="paragraph" style:parent-style-name="Standard">
      <style:text-properties officeooo:paragraph-rsid="00061fc5"/>
    </style:style>
    <style:style style:name="P11" style:family="paragraph" style:parent-style-name="Standard">
      <style:text-properties officeooo:rsid="00061fc5" officeooo:paragraph-rsid="00061fc5"/>
    </style:style>
    <style:style style:name="P12" style:family="paragraph" style:parent-style-name="Standard">
      <style:text-properties officeooo:paragraph-rsid="0006770b"/>
    </style:style>
    <style:style style:name="P13" style:family="paragraph" style:parent-style-name="Standard">
      <style:text-properties officeooo:paragraph-rsid="000860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8cb" style:font-weight-asian="bold" style:font-weight-complex="bold"/>
    </style:style>
    <style:style style:name="T3" style:family="text">
      <style:text-properties fo:font-weight="bold" officeooo:rsid="00061fc5" style:font-weight-asian="bold" style:font-weight-complex="bold"/>
    </style:style>
    <style:style style:name="T4" style:family="text">
      <style:text-properties officeooo:rsid="0003c8c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1fc5" style:font-weight-asian="normal" style:font-weight-complex="normal"/>
    </style:style>
    <style:style style:name="T7" style:family="text">
      <style:text-properties fo:font-weight="normal" officeooo:rsid="0006770b" style:font-weight-asian="normal" style:font-weight-complex="normal"/>
    </style:style>
    <style:style style:name="T8" style:family="text">
      <style:text-properties fo:font-weight="normal" officeooo:rsid="00086096" style:font-weight-asian="normal" style:font-weight-complex="normal"/>
    </style:style>
    <style:style style:name="T9" style:family="text">
      <style:text-properties officeooo:rsid="000472d5"/>
    </style:style>
    <style:style style:name="T10" style:family="text">
      <style:text-properties officeooo:rsid="00061fc5"/>
    </style:style>
    <style:style style:name="T11" style:family="text">
      <style:text-properties officeooo:rsid="000860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valiação Técnica – cenários de API</text:p>
      <text:p text:style-name="P5"/>
      <text:p text:style-name="P1">Contexto: </text:p>
      <text:p text:style-name="Standard"><text:span text:style-name="T1">DADO</text:span> que acesso a API https://serverest.dev/</text:p>
      <text:p text:style-name="Standard"/>
      <text:p text:style-name="P1">Cenário:</text:p>
      <text:p text:style-name="Standard">Validar login com sucesso</text:p>
      <text:p text:style-name="Standard"/>
      <text:p text:style-name="Standard"><text:span text:style-name="T1">QUANDO</text:span> executo a requisição <text:span text:style-name="T9">POST</text:span> /login preenhendo os parâmetros com valores válidos</text:p>
      <text:p text:style-name="Standard"><text:span text:style-name="T1">ENTÃO</text:span> a API retorna status code 200</text:p>
      <text:p text:style-name="Standard"><text:span text:style-name="T1">E </text:span>retorna mensagem: "Login realizado com sucesso"</text:p>
      <text:p text:style-name="Standard"><text:span text:style-name="T1">E</text:span> retorna atributo "message"</text:p>
      <text:p text:style-name="Standard"><text:span text:style-name="T1">E</text:span> retorna atributo "authorization"</text:p>
      <text:p text:style-name="Standard"/>
      <text:p text:style-name="P1">Cenário:</text:p>
      <text:p text:style-name="Standard">Validar login sem informar os parâmetros do json</text:p>
      <text:p text:style-name="Standard"/>
      <text:p text:style-name="Standard"><text:span text:style-name="T1">QUANDO</text:span> executo a requisição <text:span text:style-name="T9">POST</text:span> /login não passando os parâmetros do json</text:p>
      <text:p text:style-name="Standard"><text:span text:style-name="T1">ENTÃO</text:span> a API retorna status code 400</text:p>
      <text:p text:style-name="Standard"><text:span text:style-name="T1">E</text:span> retorna a mensagem: "email é obrigatório"</text:p>
      <text:p text:style-name="Standard"><text:span text:style-name="T1">E</text:span> a mensagem: "password é obrigatório"</text:p>
      <text:p text:style-name="Standard"><text:span text:style-name="T1">E</text:span> retorna o atributo "email"</text:p>
      <text:p text:style-name="Standard"><text:span text:style-name="T1">E</text:span> retorna o atributo "password"</text:p>
      <text:p text:style-name="Standard"/>
      <text:p text:style-name="P1">Cenário:</text:p>
      <text:p text:style-name="Standard">Validar login preenchendo o campo email com valor inválido</text:p>
      <text:p text:style-name="Standard"/>
      <text:p text:style-name="Standard"><text:span text:style-name="T1">QUANDO</text:span> executo a requisição <text:span text:style-name="T9">POST</text:span> /login informando um email inválido</text:p>
      <text:p text:style-name="Standard"><text:span text:style-name="T1">ENTÃO</text:span> a API retorna status code 400</text:p>
      <text:p text:style-name="Standard"><text:span text:style-name="T1">E</text:span> retorna a mensagem: "email deve ser um email válido"</text:p>
      <text:p text:style-name="Standard"><text:span text:style-name="T1">E</text:span> retorna o atributo "email"</text:p>
      <text:p text:style-name="Standard"/>
      <text:p text:style-name="P1">Cenário:</text:p>
      <text:p text:style-name="Standard">Validar login preenchendo a email com valor não correspondente a senha</text:p>
      <text:p text:style-name="Standard"/>
      <text:p text:style-name="Standard"><text:span text:style-name="T1">QUANDO</text:span> executo a requisição <text:span text:style-name="T9">POST</text:span> /login informando uma senha que não corresponde ao email</text:p>
      <text:p text:style-name="Standard"><text:span text:style-name="T1">ENTÃO</text:span> a API retorna status code 401</text:p>
      <text:p text:style-name="Standard"><text:span text:style-name="T1">E</text:span> retorna a mensagem: "Email e/ou senha inválidos"</text:p>
      <text:p text:style-name="Standard"><text:span text:style-name="T1">E</text:span> retorna o atributo "message"</text:p>
      <text:p text:style-name="Standard"/>
      <text:p text:style-name="P2">Cenário:</text:p>
      <text:p text:style-name="P7">Validar cadastro de usuário com sucesso</text:p>
      <text:p text:style-name="P7"/>
      <text:p text:style-name="P7"><text:span text:style-name="T1">QUANDO</text:span> executo a requisição <text:span text:style-name="T9">POST</text:span> /<text:span text:style-name="T4">usuarios</text:span> preenhendo os parâmetros com valores válidos</text:p>
      <text:p text:style-name="P7"><text:span text:style-name="T1">ENTÃO</text:span> a API retorna status code <text:span text:style-name="T4">2</text:span>01</text:p>
      <text:p text:style-name="P7"><text:span text:style-name="T1">E</text:span> retorna a mensagem: "<text:span text:style-name="T4">Cadastro realizado com sucesso</text:span>"</text:p>
      <text:p text:style-name="P7"><text:span text:style-name="T1">E</text:span> retorna o atributo "message"</text:p>
      <text:p text:style-name="P7"/>
      <text:p text:style-name="P2">Cenário:</text:p>
      <text:p text:style-name="P7">Validar busca de usuário por ID</text:p>
      <text:p text:style-name="P7"/>
      <text:p text:style-name="P7"><text:span text:style-name="T1">QUANDO</text:span> executo a requisição <text:span text:style-name="T9">GET</text:span> /<text:span text:style-name="T4">usuarios</text:span> <text:span text:style-name="T4">passando um id de usuário válido</text:span></text:p>
      <text:p text:style-name="P7"><text:soft-page-break/><text:span text:style-name="T1">ENTÃO</text:span> a API retorna status code <text:span text:style-name="T4">2</text:span>0<text:span text:style-name="T4">0</text:span></text:p>
      <text:p text:style-name="P7"><text:span text:style-name="T1">E</text:span> retorna o atributo "<text:span text:style-name="T4">nome</text:span>"</text:p>
      <text:p text:style-name="P7"><text:span text:style-name="T1">E</text:span> retorna o atributo "<text:span text:style-name="T4">email</text:span>"</text:p>
      <text:p text:style-name="P7"><text:span text:style-name="T1">E</text:span> retorna o atributo "<text:span text:style-name="T4">password</text:span>"</text:p>
      <text:p text:style-name="P7"><text:span text:style-name="T1">E</text:span> retorna o atributo "<text:span text:style-name="T4">adminstrador</text:span>"</text:p>
      <text:p text:style-name="P7"><text:span text:style-name="T1">E</text:span> retorna o atributo "_<text:span text:style-name="T4">id</text:span>"</text:p>
      <text:p text:style-name="P7"/>
      <text:p text:style-name="P2">Cenário:</text:p>
      <text:p text:style-name="P7">Validar <text:span text:style-name="T4">lista de usuários cadastrados</text:span></text:p>
      <text:p text:style-name="P7"/>
      <text:p text:style-name="P7"><text:span text:style-name="T1">QUANDO</text:span> executo a requisição <text:span text:style-name="T9">GET </text:span>/<text:span text:style-name="T4">usuarios</text:span></text:p>
      <text:p text:style-name="P7"><text:span text:style-name="T1">ENTÃO</text:span> a API retorna status code <text:span text:style-name="T4">2</text:span>0<text:span text:style-name="T4">0</text:span></text:p>
      <text:p text:style-name="P7"><text:span text:style-name="T1">E</text:span> retorna <text:span text:style-name="T4">lista com arrays de usuários cadastrados</text:span></text:p>
      <text:p text:style-name="P7"/>
      <text:p text:style-name="P7"/>
      <text:p text:style-name="P2">Cenário:</text:p>
      <text:p text:style-name="P7">Validar <text:span text:style-name="T4">cadastro de usuário duplicado</text:span></text:p>
      <text:p text:style-name="P7"/>
      <text:p text:style-name="P7"><text:span text:style-name="T1">QUANDO</text:span> executo a requisição <text:span text:style-name="T9">POST </text:span>/<text:span text:style-name="T4">usuarios preenchendo o parâmetro email com valor que já existe na base de dados</text:span></text:p>
      <text:p text:style-name="P7"><text:span text:style-name="T1">ENTÃO</text:span> a API retorna status code <text:span text:style-name="T4">4</text:span>0<text:span text:style-name="T4">0</text:span></text:p>
      <text:p text:style-name="P7"><text:span text:style-name="T1">E</text:span> retorna <text:span text:style-name="T4">atributo “message”</text:span></text:p>
      <text:p text:style-name="P7"><text:span text:style-name="T4">E retorna mensagem: “Este email já está sendo usado”</text:span></text:p>
      <text:p text:style-name="P8"/>
      <text:p text:style-name="P2">Cenário:</text:p>
      <text:p text:style-name="P7">Validar cadastro de usuário sem preencher os campos obrigatórios</text:p>
      <text:p text:style-name="P7"/>
      <text:p text:style-name="P7"><text:span text:style-name="T1">QUANDO</text:span> executo a requisição <text:span text:style-name="T9">POST </text:span>/<text:span text:style-name="T4">usuarios sem preencher os parâmetros obrigatórios</text:span></text:p>
      <text:p text:style-name="P7"><text:span text:style-name="T1">ENTÃO</text:span> a API retorna status code <text:span text:style-name="T4">4</text:span>0<text:span text:style-name="T4">0</text:span></text:p>
      <text:p text:style-name="P7"><text:span text:style-name="T1">E</text:span> retorna atributo "nome"</text:p>
      <text:p text:style-name="P7"><text:span text:style-name="T2">E</text:span><text:span text:style-name="T4"> retorna </text:span>atributo "email"</text:p>
      <text:p text:style-name="P7"><text:span text:style-name="T2">E</text:span><text:span text:style-name="T4"> retorna </text:span>atributo "password"</text:p>
      <text:p text:style-name="P7"><text:span text:style-name="T2">E</text:span><text:span text:style-name="T4"> retorna </text:span><text:s/>atributo "administrador"</text:p>
      <text:p text:style-name="P7"><text:span text:style-name="T2">E</text:span><text:span text:style-name="T4"> retorna m</text:span>ensagem "nome não pode ficar em branco" </text:p>
      <text:p text:style-name="P7"><text:span text:style-name="T2">E</text:span><text:span text:style-name="T4"> retorna m</text:span>ensagem "email não pode ficar em branco" </text:p>
      <text:p text:style-name="P7"><text:span text:style-name="T2">E</text:span><text:span text:style-name="T4"> retorna m</text:span>ensagem "password não pode ficar em branco" </text:p>
      <text:p text:style-name="P7"><text:span text:style-name="T2">E</text:span><text:span text:style-name="T4"> retorna m</text:span>ensagem "administrador deve ser 'true' ou 'false'" </text:p>
      <text:p text:style-name="P7"/>
      <text:p text:style-name="P2">Cenário:</text:p>
      <text:p text:style-name="P7">Validar editar registro com sucesso</text:p>
      <text:p text:style-name="P7"/>
      <text:p text:style-name="P7"><text:span text:style-name="T1">QUANDO</text:span> executo a requisição <text:span text:style-name="T9">PUT</text:span> /<text:span text:style-name="T4">usuarios alterando os parâmetros de usuários</text:span></text:p>
      <text:p text:style-name="P7"><text:span text:style-name="T1">ENTÃO</text:span> a API retorna status code <text:span text:style-name="T4">2</text:span>0<text:span text:style-name="T4">0</text:span></text:p>
      <text:p text:style-name="P7"><text:span text:style-name="T2">E</text:span><text:span text:style-name="T4"> retorna atributo </text:span>"message"</text:p>
      <text:p text:style-name="P7"><text:span text:style-name="T2">E</text:span><text:span text:style-name="T4"> retorna m</text:span>ensagem "Registro alterado com sucesso" </text:p>
      <text:p text:style-name="P7"/>
      <text:p text:style-name="P3">Cenário:</text:p>
      <text:p text:style-name="P9">Validar excluir registro com sucesso</text:p>
      <text:p text:style-name="P9"/>
      <text:p text:style-name="P9"><text:span text:style-name="T1">QUANDO</text:span> executo a requisição <text:span text:style-name="T9">DEL</text:span> /<text:span text:style-name="T4">usuarios </text:span><text:span text:style-name="T9">passando o id de um usuário válido</text:span></text:p>
      <text:p text:style-name="P9"><text:span text:style-name="T1">ENTÃO</text:span> a API retorna status code <text:span text:style-name="T4">2</text:span>0<text:span text:style-name="T4">0</text:span></text:p>
      <text:p text:style-name="P9"><text:span text:style-name="T2">E</text:span><text:span text:style-name="T4"> retorna atributo </text:span>"message"</text:p>
      <text:p text:style-name="P9"><text:soft-page-break/><text:span text:style-name="T2">E</text:span><text:span text:style-name="T4"> retorna m</text:span>ensagem "Registro excluído com sucesso" </text:p>
      <text:p text:style-name="P7"/>
      <text:p text:style-name="P4">Cenário:</text:p>
      <text:p text:style-name="P10">Validar lista de produtos cadastrados</text:p>
      <text:p text:style-name="P10"/>
      <text:p text:style-name="P10"><text:span text:style-name="T1">QUANDO</text:span> executo a requisição <text:span text:style-name="T10">GET</text:span> /<text:span text:style-name="T10">produtos</text:span> </text:p>
      <text:p text:style-name="P10"><text:span text:style-name="T1">ENTÃO</text:span> a API retorna status code <text:span text:style-name="T4">2</text:span>0<text:span text:style-name="T10">0</text:span></text:p>
      <text:p text:style-name="P10"><text:span text:style-name="T1">E</text:span> retorna <text:span text:style-name="T10">lista contendo os produtos cadastrados na base</text:span></text:p>
      <text:p text:style-name="P10"><text:span text:style-name="T1">E</text:span> retorna o atributo "quantidade"</text:p>
      <text:p text:style-name="P10"><text:span text:style-name="T1">E</text:span> retorna o atributo "<text:span text:style-name="T10">produtos</text:span>"</text:p>
      <text:p text:style-name="P10"/>
      <text:p text:style-name="P4">Cenário:</text:p>
      <text:p text:style-name="P10">Validar cadastro de produto com sucesso</text:p>
      <text:p text:style-name="P10"/>
      <text:p text:style-name="P10"><text:span text:style-name="T1">QUANDO</text:span> executo a requisição <text:span text:style-name="T10">POST</text:span> /<text:span text:style-name="T10">produtos</text:span> <text:span text:style-name="T10">preenchendo os parâmetros com valores válidos</text:span></text:p>
      <text:p text:style-name="P10"><text:span text:style-name="T1">ENTÃO</text:span> a API retorna status code <text:span text:style-name="T4">2</text:span>0<text:span text:style-name="T10">1</text:span></text:p>
      <text:p text:style-name="P10"><text:span text:style-name="T1">E</text:span> retorna <text:span text:style-name="T10">a m</text:span>ensagem "Cadastro realizado com sucesso"</text:p>
      <text:p text:style-name="P10"><text:span text:style-name="T1">E</text:span> retorna o atributo "message"</text:p>
      <text:p text:style-name="P10"><text:span text:style-name="T1">E</text:span> retorna o atributo "_id"</text:p>
      <text:p text:style-name="P10"/>
      <text:p text:style-name="P7"/>
      <text:p text:style-name="P4">Cenário:</text:p>
      <text:p text:style-name="P10">Validar buscar produto por ID</text:p>
      <text:p text:style-name="P10"/>
      <text:p text:style-name="P10"><text:span text:style-name="T1">QUANDO</text:span> executo a requisição <text:span text:style-name="T10">POST</text:span> /<text:span text:style-name="T10">produtos</text:span> <text:span text:style-name="T10">informando um id de um produto válido</text:span></text:p>
      <text:p text:style-name="P10"><text:span text:style-name="T1">ENTÃO</text:span> a API retorna status code <text:span text:style-name="T4">2</text:span>0<text:span text:style-name="T10">0</text:span></text:p>
      <text:p text:style-name="P10"><text:span text:style-name="T1">E</text:span> retorna o atributo "nome"</text:p>
      <text:p text:style-name="P10"><text:span text:style-name="T1">E</text:span> retorna o atributo "preco"</text:p>
      <text:p text:style-name="P10"><text:span text:style-name="T1">E</text:span> retorna o atributo "descricao"</text:p>
      <text:p text:style-name="P10"><text:span text:style-name="T1">E</text:span> retorna o atributo "quantidade"</text:p>
      <text:p text:style-name="P10"><text:span text:style-name="T1">E</text:span> retorna o atributo "_id"</text:p>
      <text:p text:style-name="P10"/>
      <text:p text:style-name="P4">Cenário:</text:p>
      <text:p text:style-name="P10">Validar alterar produto com sucesso</text:p>
      <text:p text:style-name="P10"/>
      <text:p text:style-name="P10"><text:span text:style-name="T1">QUANDO</text:span> executo a requisição <text:span text:style-name="T10">PUT</text:span> /<text:span text:style-name="T10">produtos</text:span> <text:span text:style-name="T4">alterando os parâmetros de </text:span><text:span text:style-name="T10">produto</text:span></text:p>
      <text:p text:style-name="P10"><text:span text:style-name="T1">ENTÃO</text:span> a API retorna status code <text:span text:style-name="T4">2</text:span>0<text:span text:style-name="T10">0</text:span></text:p>
      <text:p text:style-name="P10"><text:span text:style-name="T1">E</text:span> retorna o atributo "message"</text:p>
      <text:p text:style-name="P10"><text:span text:style-name="T1">E</text:span> retorna <text:span text:style-name="T10">a m</text:span>ensagem "Registro alterado com sucesso"</text:p>
      <text:p text:style-name="P10"/>
      <text:p text:style-name="P4">Cenário:</text:p>
      <text:p text:style-name="P10">Validar excluir produto com sucesso</text:p>
      <text:p text:style-name="P10"/>
      <text:p text:style-name="P10"><text:span text:style-name="T1">QUANDO</text:span> executo a requisição <text:span text:style-name="T10">DEL</text:span> /<text:span text:style-name="T10">produtos</text:span> <text:span text:style-name="T10">passando um id válido</text:span></text:p>
      <text:p text:style-name="P10"><text:span text:style-name="T1">ENTÃO</text:span> a API retorna status code <text:span text:style-name="T4">2</text:span>0<text:span text:style-name="T10">0</text:span></text:p>
      <text:p text:style-name="P10"><text:span text:style-name="T1">E</text:span> retorna o atributo "message"</text:p>
      <text:p text:style-name="P10"><text:span text:style-name="T1">E</text:span> retorna <text:span text:style-name="T10">a m</text:span>ensagem "Registro excluído com sucesso"</text:p>
      <text:p text:style-name="P10"/>
      <text:p text:style-name="P4">Cenário:</text:p>
      <text:p text:style-name="P10">Validar listas de carrinhos cadastrados</text:p>
      <text:p text:style-name="P10"/>
      <text:p text:style-name="P10"><text:span text:style-name="T1">QUANDO</text:span> executo a requisição <text:span text:style-name="T10">GET</text:span> /<text:span text:style-name="T10">carrinhos</text:span></text:p>
      <text:p text:style-name="P10"><text:soft-page-break/><text:span text:style-name="T1">ENTÃO</text:span> a API retorna status code <text:span text:style-name="T4">2</text:span>0<text:span text:style-name="T10">0</text:span></text:p>
      <text:p text:style-name="P11"><text:span text:style-name="T1">E </text:span><text:span text:style-name="T5">retorna lista contendo os carrinhos da base</text:span></text:p>
      <text:p text:style-name="P10"><text:span text:style-name="T1">E</text:span> retorna o atributo "quantidade"</text:p>
      <text:p text:style-name="P10"><text:span text:style-name="T1">E</text:span> retorna o atributo "carrinhos"</text:p>
      <text:p text:style-name="P10"/>
      <text:p text:style-name="P4">Cenário:</text:p>
      <text:p text:style-name="P10">Validar cadastrar carrinho com sucesso</text:p>
      <text:p text:style-name="P10"/>
      <text:p text:style-name="P10"><text:span text:style-name="T1">QUANDO</text:span> executo a requisição <text:span text:style-name="T10">POST</text:span> /<text:span text:style-name="T10">carrinhos preenchendo os parâmetros com valores válidos</text:span></text:p>
      <text:p text:style-name="P10"><text:span text:style-name="T1">ENTÃO</text:span> a API retorna status code <text:span text:style-name="T4">2</text:span>0<text:span text:style-name="T10">1</text:span></text:p>
      <text:p text:style-name="P10"><text:span text:style-name="T3">E </text:span><text:span text:style-name="T6">retorna </text:span>atributo "message"</text:p>
      <text:p text:style-name="P12"><text:span text:style-name="T3">E </text:span><text:span text:style-name="T6">retorna </text:span>atributo "_id"</text:p>
      <text:p text:style-name="P12"><text:span text:style-name="T3">E </text:span><text:span text:style-name="T6">retorna </text:span><text:span text:style-name="T7">m</text:span>ensagem "Cadastro realizado com sucesso" </text:p>
      <text:p text:style-name="P12"/>
      <text:p text:style-name="P5">Cenário:</text:p>
      <text:p text:style-name="P13">Validar buscar carrinho por ID</text:p>
      <text:p text:style-name="P13"/>
      <text:p text:style-name="P13"><text:span text:style-name="T1">QUANDO</text:span> executo a requisição <text:span text:style-name="T10">POST</text:span> /<text:span text:style-name="T10">carrinhos preenchendo os parâmetros com valores válidos</text:span></text:p>
      <text:p text:style-name="P13"><text:span text:style-name="T1">ENTÃO</text:span> a API retorna status code <text:span text:style-name="T4">2</text:span>0<text:span text:style-name="T11">0</text:span></text:p>
      <text:p text:style-name="P13"><text:span text:style-name="T3">E </text:span><text:span text:style-name="T6">retorna </text:span>atributo "produtos"</text:p>
      <text:p text:style-name="P13"><text:span text:style-name="T3">E </text:span><text:span text:style-name="T6">retorna </text:span>atributo "precoTotal"</text:p>
      <text:p text:style-name="P13"><text:span text:style-name="T3">E </text:span><text:span text:style-name="T6">retorna </text:span>atributo "quantidadeTotal"</text:p>
      <text:p text:style-name="P13"><text:span text:style-name="T3">E </text:span><text:span text:style-name="T6">retorna </text:span>atributo "idUsuario"</text:p>
      <text:p text:style-name="P13"><text:span text:style-name="T3">E </text:span><text:span text:style-name="T6">retorna </text:span><text:s/>atributo "_id"</text:p>
      <text:p text:style-name="P13"><text:span text:style-name="T8"/></text:p>
      <text:p text:style-name="P5">Cenário:</text:p>
      <text:p text:style-name="P13"><text:span text:style-name="T8">Validar excluir carrinho com sucesso</text:span></text:p>
      <text:p text:style-name="P13"/>
      <text:p text:style-name="P13"><text:span text:style-name="T1">QUANDO</text:span> executo a requisição <text:span text:style-name="T11">DEL</text:span> /<text:span text:style-name="T10">carrinhos </text:span><text:span text:style-name="T11">informando um id de um carrinho válido</text:span></text:p>
      <text:p text:style-name="P13"><text:span text:style-name="T1">ENTÃO</text:span> a API retorna status code <text:span text:style-name="T4">2</text:span>0<text:span text:style-name="T11">0</text:span></text:p>
      <text:p text:style-name="P13"><text:span text:style-name="T3">E </text:span><text:span text:style-name="T6">retorna </text:span><text:span text:style-name="T8">atributo "message"</text:span></text:p>
      <text:p text:style-name="P13"><text:span text:style-name="T3">E </text:span><text:span text:style-name="T6">retorna </text:span><text:span text:style-name="T8">mensagem "Registro excluído com sucesso"</text:span></text:p>
      <text:p text:style-name="P13"><text:span text:style-name="T8"/></text:p>
      <text:p text:style-name="P5">Cenário:</text:p>
      <text:p text:style-name="P13"><text:span text:style-name="T8">Validar excluir carrinho e retornar produto ao estoque</text:span></text:p>
      <text:p text:style-name="P13"/>
      <text:p text:style-name="P13"><text:span text:style-name="T1">QUANDO</text:span> executo a requisição <text:span text:style-name="T11">DEL</text:span> /<text:span text:style-name="T10">carrinhos </text:span><text:span text:style-name="T11">informando um id de um carrinho válido</text:span></text:p>
      <text:p text:style-name="P13"><text:span text:style-name="T1">ENTÃO</text:span> a API retorna status code <text:span text:style-name="T4">2</text:span>0<text:span text:style-name="T11">0</text:span></text:p>
      <text:p text:style-name="P13"><text:span text:style-name="T3">E </text:span><text:span text:style-name="T6">retorna </text:span><text:span text:style-name="T8">atributo "message"</text:span></text:p>
      <text:p text:style-name="P13"><text:span text:style-name="T3">E </text:span><text:span text:style-name="T6">retorna </text:span><text:span text:style-name="T8">mensagem "Registro excluído com sucesso. Estoque dos produtos reabastecido"</text:span></text:p>
      <text:p text:style-name="P13"><text:span text:style-name="T8"/></text:p>
      <text:p text:style-name="P13"><text:span text:style-name="T8"/></text:p>
      <text:p text:style-name="P13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OpenSans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11-02T15:43:50.872000000</dc:date>
    <meta:editing-duration>PT8M38S</meta:editing-duration>
    <meta:editing-cycles>5</meta:editing-cycles>
    <meta:document-statistic meta:table-count="0" meta:image-count="0" meta:object-count="0" meta:page-count="4" meta:paragraph-count="150" meta:word-count="913" meta:character-count="5803" meta:non-whitespace-character-count="5028"/>
  </office:meta>
</office:document-meta>
</file>